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4.6222in" style:rel-column-width="40493*"/>
    </style:style>
    <style:style style:name="Table2.B" style:family="table-column">
      <style:table-column-properties style:column-width="1.3806in" style:rel-column-width="12094*"/>
    </style:style>
    <style:style style:name="Table2.C" style:family="table-column">
      <style:table-column-properties style:column-width="1.4778in" style:rel-column-width="12948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4.6222in" style:rel-column-width="40493*"/>
    </style:style>
    <style:style style:name="Table6.B" style:family="table-column">
      <style:table-column-properties style:column-width="1.3806in" style:rel-column-width="12094*"/>
    </style:style>
    <style:style style:name="Table6.C" style:family="table-column">
      <style:table-column-properties style:column-width="1.4778in" style:rel-column-width="12948*"/>
    </style:style>
    <style:style style:name="Table6.A1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4.6222in" style:rel-column-width="40493*"/>
    </style:style>
    <style:style style:name="Table4.B" style:family="table-column">
      <style:table-column-properties style:column-width="1.3806in" style:rel-column-width="12094*"/>
    </style:style>
    <style:style style:name="Table4.C" style:family="table-column">
      <style:table-column-properties style:column-width="1.4778in" style:rel-column-width="12948*"/>
    </style:style>
    <style:style style:name="Table4.1" style:family="table-row">
      <style:table-row-properties style:min-row-height="0.1889in"/>
    </style:style>
    <style:style style:name="Table4.A1" style:family="table-cell">
      <style:table-cell-properties fo:padding="0.0382in" fo:border-left="0.05pt solid #000000" fo:border-right="0.05pt solid #000000" fo:border-top="none" fo:border-bottom="non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4.6222in" style:rel-column-width="40493*"/>
    </style:style>
    <style:style style:name="Table5.B" style:family="table-column">
      <style:table-column-properties style:column-width="1.3806in" style:rel-column-width="12094*"/>
    </style:style>
    <style:style style:name="Table5.C" style:family="table-column">
      <style:table-column-properties style:column-width="1.4778in" style:rel-column-width="129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4.625in" style:rel-column-width="40518*"/>
    </style:style>
    <style:style style:name="Table7.B" style:family="table-column">
      <style:table-column-properties style:column-width="1.375in" style:rel-column-width="12045*"/>
    </style:style>
    <style:style style:name="Table7.C" style:family="table-column">
      <style:table-column-properties style:column-width="1.4806in" style:rel-column-width="129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9" style:family="paragraph" style:parent-style-name="Standard">
      <style:text-properties officeooo:paragraph-rsid="00becaf5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3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5" style:family="paragraph" style:parent-style-name="Standard">
      <style:text-properties officeooo:rsid="00d804a8" officeooo:paragraph-rsid="00d804a8"/>
    </style:style>
    <style:style style:name="P16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6pt" style:font-size-asian="5.25pt" style:font-size-complex="6pt"/>
    </style:style>
    <style:style style:name="P23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f488fc" style:font-size-asian="10pt" style:font-weight-asian="bold" style:font-size-complex="10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DOCUMENT_NAME]</text:p>
      <text:p text:style-name="P11"><draw:frame draw:style-name="fr1" draw:name="Cadre1" text:anchor-type="paragraph" svg:x="0.0016in" svg:y="0.1in" svg:width="7.4709in" draw:z-index="2"><draw:text-box fo:min-height="0.548in"><text:p text:style-name="P10">Filtres</text:p><text:p text:style-name="P6">[DATA_FILTERS]</text:p></draw:text-box></draw:frame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Date – <text:span text:style-name="T7">D</text:span>escription</text:p>
          </table:table-cell>
          <table:table-cell table:style-name="Table2.A1" office:value-type="string">
            <text:p text:style-name="P14">Montant HT</text:p>
          </table:table-cell>
          <table:table-cell table:style-name="Table2.C1" office:value-type="string">
            <text:p text:style-name="P14">Montant TVA</text:p>
          </table:table-cell>
        </table:table-row>
      </table:table>
      <text:section text:style-name="Sect1" text:name="Section1">
        <text:p text:style-name="P22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2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16"><text:span text:style-name="T10">[PRINTED_ON] - </text:span>[LABEL]</text:p>
              </table:table-cell>
              <table:table-cell table:style-name="Table6.A1" office:value-type="string">
                <text:p text:style-name="P17">[PRETAX_AMOUNT]</text:p>
              </table:table-cell>
              <table:table-cell table:style-name="Table6.A1" office:value-type="string">
                <text:p text:style-name="P17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18">[TOTAL_PRETAX_AMOUNT]</text:p>
              </table:table-cell>
              <table:table-cell table:style-name="Table4.A1" office:value-type="string">
                <text:p text:style-name="P19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7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0">[GENERAL_PRETAX_AMOUNT]</text:p>
            </table:table-cell>
            <table:table-cell table:style-name="Table5.C1" office:value-type="string">
              <text:p text:style-name="P20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1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23">[VAT_BALANCE_AMOUNT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1-21T17:55:45.255789250</dc:date>
    <meta:editing-duration>PT8H52M27S</meta:editing-duration>
    <meta:editing-cycles>168</meta:editing-cycles>
    <meta:generator>LibreOffice/5.1.6.2$Linux_X86_64 LibreOffice_project/10m0$Build-2</meta:generator>
    <meta:document-statistic meta:table-count="7" meta:image-count="2" meta:object-count="0" meta:page-count="1" meta:paragraph-count="23" meta:word-count="47" meta:character-count="432" meta:non-whitespace-character-count="405"/>
  </office:meta>
</office:document-meta>
</file>